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1</mn>
        <mn>2</mn>
      </mfrac>
      <mi/>
      <mrow>
        <munderover>
          <mo stretchy="false">∑</mo>
          <mrow>
            <mi>i</mi>
            <mi>,</mi>
            <mi>j</mi>
          </mrow>
          <mrow>
            <mi>i</mi>
            <mrow>
              <mi/>
              <mo stretchy="false">≠</mo>
              <mi/>
            </mrow>
            <mi>j</mi>
          </mrow>
        </munderover>
        <mi/>
      </mrow>
      <msubsup>
        <mi>A</mi>
        <mn>2</mn>
        <mrow>
          <mrow>
            <mo stretchy="false">(</mo>
            <mrow>
              <mi>i</mi>
              <mi>,</mi>
              <mi>j</mi>
            </mrow>
            <mo stretchy="false">)</mo>
          </mrow>
        </mrow>
      </msubsup>
      <mrow>
        <mi/>
        <mo stretchy="false">=</mo>
        <mi/>
      </mrow>
      <mfrac>
        <mn>1</mn>
        <mn>2</mn>
      </mfrac>
      <mi/>
      <mrow>
        <munder>
          <mo stretchy="false">∫</mo>
          <mrow>
            <msub>
              <mo stretchy="false">α</mo>
              <mn>1</mn>
            </msub>
            <mi/>
            <msub>
              <mo stretchy="false">α</mo>
              <mn>2</mn>
            </msub>
            <mi/>
            <msub>
              <mo stretchy="false">β</mo>
              <mn>1</mn>
            </msub>
            <mi/>
            <msub>
              <mo stretchy="false">β</mo>
              <mn>2</mn>
            </msub>
          </mrow>
        </munder>
        <mi/>
      </mrow>
      <mrow>
        <mo stretchy="false">〈</mo>
        <mrow>
          <mrow>
            <msub>
              <mo stretchy="false">ϕ</mo>
              <mrow>
                <msub>
                  <mo stretchy="false">α</mo>
                  <mn>1</mn>
                </msub>
              </mrow>
            </msub>
            <msub>
              <mo stretchy="false">ϕ</mo>
              <mrow>
                <msub>
                  <mo stretchy="false">α</mo>
                  <mn>2</mn>
                </msub>
              </mrow>
            </msub>
            <mi/>
          </mrow>
          <mo stretchy="false">∣</mo>
          <mrow>
            <mi/>
            <msubsup>
              <mi>A</mi>
              <mn>2</mn>
              <mrow>
                <mrow>
                  <mo stretchy="false">(</mo>
                  <mrow>
                    <mn>1,2</mn>
                  </mrow>
                  <mo stretchy="false">)</mo>
                </mrow>
              </mrow>
            </msubsup>
            <mi/>
          </mrow>
          <mo stretchy="false">∣</mo>
          <mrow>
            <mi/>
            <msub>
              <mo stretchy="false">ϕ</mo>
              <mrow>
                <msub>
                  <mo stretchy="false">β</mo>
                  <mn>1</mn>
                </msub>
              </mrow>
            </msub>
            <msub>
              <mo stretchy="false">ϕ</mo>
              <mrow>
                <msub>
                  <mo stretchy="false">β</mo>
                  <mn>2</mn>
                </msub>
              </mrow>
            </msub>
          </mrow>
        </mrow>
        <mo stretchy="false">〉</mo>
      </mrow>
      <mi/>
      <msubsup>
        <mi>a</mi>
        <mrow>
          <msub>
            <mo stretchy="false">α</mo>
            <mn>1</mn>
          </msub>
        </mrow>
        <mo stretchy="false">†</mo>
      </msubsup>
      <mi/>
      <msubsup>
        <mi>a</mi>
        <mrow>
          <msub>
            <mo stretchy="false">α</mo>
            <mn>2</mn>
          </msub>
        </mrow>
        <mo stretchy="false">†</mo>
      </msubsup>
      <mi/>
      <msub>
        <mi>a</mi>
        <mrow>
          <msub>
            <mo stretchy="false">β</mo>
            <mn>2</mn>
          </msub>
        </mrow>
      </msub>
      <mi/>
      <msub>
        <mi>a</mi>
        <mrow>
          <msub>
            <mo stretchy="false">β</mo>
            <mn>1</mn>
          </msub>
        </mrow>
      </msub>
    </mrow>
    <annotation encoding="StarMath 5.0">1 over 2 ` sum from {i , j} to {i `&lt;&gt;` j} ` A _2 ^{(i , j)} ~=~ 
1 over 2 ` 
int from {%ialpha _1 ` %ialpha _2 ` %ibeta _1 ` %ibeta _2} ` 
langle 
 %iphi _{%ialpha _1} %iphi _{%ialpha _2} 
 `mline` 
 A _2 ^{(1,2)} 
 `mline` 
 %iphi _{%ibeta _1} %iphi _{%ibeta _2} 
rangle ` 
a _{%ialpha _1} ^%Ux2020 ` a _{%ialpha _2} ^%Ux2020 ` 
a _{%ibeta _2} ` a _{%ibeta _1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23:55:02.703000000</meta:creation-date>
    <meta:generator>LibreOffice/4.1.4.2$Windows_x86 LibreOffice_project/0a0440ccc0227ad9829de5f46be37cfb6edcf72</meta:generator>
  </office:meta>
</office:document-meta>
</file>